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6C0000009EF2C773EC9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4§latex§\begin{table}&#10;\begin{tabular}{cccc|c|cccc|}&#10;\cline{1-9}&#10;f_3 &amp; f_2 &amp; f_1 &amp; f_0  &amp;&amp;&amp;&amp;&amp; \\&#10;\cline{1-9}&#10;0 &amp; 0 &amp; 0 &amp; 1 &amp;a&amp;a&amp;e&amp;c&amp;c\\&#10;0 &amp; 0 &amp; 1 &amp; 0 &amp;b&amp;a&amp;b&amp;c&amp;d\\&#10;0 &amp; 1 &amp; 0 &amp; 0 &amp;c&amp;a&amp;b&amp;c&amp;c\\&#10;1 &amp; 0 &amp; 0 &amp; 0 &amp;d&amp;d&amp;b&amp;c&amp;d\\&#10;0 &amp; 0 &amp; 1 &amp; 1 &amp;e&amp;-&amp;b&amp;-&amp;-\\&#10;\cline{1-9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68cm" svg:height="0.802cm" svg:x="1.405cm" svg:y="0.273cm">
          <draw:text-box>
            <text:p><text:span text:style-name="T1">متغیرہ حالات</text:span></text:p>
          </draw:text-box>
        </draw:frame>
        <draw:frame draw:style-name="gr2" draw:layer="layout" svg:width="0.632cm" svg:height="0.469cm" svg:x="5.139cm" svg:y="1.2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32cm" svg:height="0.469cm" svg:x="5.986cm" svg:y="1.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2cm" svg:height="0.469cm" svg:x="6.847cm" svg:y="1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32cm" svg:height="0.469cm" svg:x="7.679cm" svg:y="1.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.526cm" svg:height="0.802cm" svg:x="6.243cm" svg:y="0.273cm">
          <draw:text-box>
            <text:p><text:span text:style-name="T1">درآمدات</text:span></text:p>
          </draw:text-box>
        </draw:frame>
        <draw:frame draw:style-name="gr2" draw:layer="layout" svg:width="0.993cm" svg:height="0.529cm" svg:x="5.471cm" svg:y="0.3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2" draw:layer="layout" svg:width="0.181cm" svg:height="3.099cm" draw:transform="rotate (1.5707963267946) translate (5.171cm 1.1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0.997cm" svg:height="0.802cm" svg:x="4.141cm" svg:y="1.088cm">
          <draw:text-box>
            <text:p><text:span text:style-name="T1">حال</text:span></text:p>
          </draw:text-box>
        </draw:frame>
        <draw:custom-shape draw:style-name="gr4" draw:text-style-name="P2" draw:layer="layout" svg:width="0.438cm" svg:height="0.423cm" svg:x="5.262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8cm" svg:height="0.423cm" svg:x="6.093cm" svg:y="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8cm" svg:height="0.423cm" svg:x="6.986cm" svg:y="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8cm" svg:height="0.423cm" svg:x="7.802cm" svg:y="3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8cm" svg:height="0.423cm" svg:x="5.29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8cm" svg:height="0.423cm" svg:x="7.832cm" svg:y="3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181cm" svg:height="3.523cm" draw:transform="rotate (1.5707963267946) translate (0.56cm 1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xml:id="id1" draw:id="id1" draw:layer="layout" svg:width="8.152cm" svg:height="3.559cm" svg:x="0.318cm" svg:y="1.165cm">
          <draw:image xlink:href="Pictures/20000001000016C0000009EF2C773EC9.svm" xlink:type="simple" xlink:show="embed" xlink:actuate="onLoad">
            <text:p/>
          </draw:image>
          <draw:glue-point draw:id="4" svg:x="2.162cm" svg:y="-2.413cm"/>
          <draw:glue-point draw:id="5" svg:x="2.576cm" svg:y="-2.323cm"/>
          <draw:glue-point draw:id="6" svg:x="2.713cm" svg:y="3.804cm"/>
          <draw:glue-point draw:id="7" svg:x="2.162cm" svg:y="3.849cm"/>
          <draw:glue-point draw:id="8" svg:x="1.652cm" svg:y="-2.503cm"/>
          <draw:glue-point draw:id="9" svg:x="2.123cm" svg:y="-0.612cm"/>
          <draw:glue-point draw:id="10" svg:x="-0.61cm" svg:y="-0.387cm"/>
        </draw:frame>
        <draw:connector draw:style-name="gr6" draw:text-style-name="P2" draw:layer="layout" draw:type="curve" draw:line-skew="1.398cm" svg:x1="5.74cm" svg:y1="2.054cm" svg:x2="6.156cm" svg:y2="2.086cm" draw:start-shape="id1" draw:start-glue-point="8" draw:end-shape="id1" draw:end-glue-point="4" svg:d="m5740 2054c0 13 416-2 416 32">
          <text:p/>
        </draw:connector>
        <draw:connector draw:style-name="gr6" draw:text-style-name="P2" draw:layer="layout" draw:type="curve" draw:line-skew="1.462cm 7.029cm -1.006cm" svg:x1="6.493cm" svg:y1="2.118cm" svg:x2="6.605cm" svg:y2="4.297cm" draw:start-shape="id1" draw:start-glue-point="5" draw:end-shape="id1" draw:end-glue-point="6" svg:d="m6493 2118c0 13 354 9 354 1054s-242 1007-242 1125">
          <text:p/>
        </draw:connector>
        <draw:connector draw:style-name="gr6" draw:text-style-name="P2" draw:layer="layout" draw:type="curve" draw:line-skew="-1.073cm 6.003cm 2.192cm" svg:x1="6.156cm" svg:y1="4.313cm" svg:x2="6.124cm" svg:y2="2.727cm" draw:start-shape="id1" draw:start-glue-point="7" draw:end-shape="id1" draw:end-glue-point="9" svg:d="m6156 4313c0-243-335-162-335-809s303-582 303-777">
          <text:p/>
        </draw:connector>
        <draw:custom-shape draw:style-name="gr7" draw:text-style-name="P2" xml:id="id2" draw:id="id2" draw:layer="layout" svg:width="3.688cm" svg:height="0.577cm" svg:x="0.434cm" svg:y="1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3.688cm" svg:height="0.706cm" svg:x="0.354cm" svg:y="4.025cm">
          <draw:glue-point draw:id="12" svg:x="4.343cm" svg:y="-2.507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3.688cm" svg:height="0.577cm" svg:x="0.434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draw:line-skew="-0.293cm" svg:x1="4.122cm" svg:y1="2.021cm" svg:x2="4.042cm" svg:y2="4.378cm" draw:start-shape="id2" draw:start-glue-point="10" draw:end-shape="id3" draw:end-glue-point="10" svg:d="m4122 2021c313 0 353 2357-80 2357">
          <text:p/>
        </draw:connector>
        <draw:connector draw:style-name="gr6" draw:text-style-name="P2" draw:layer="layout" draw:type="curve" svg:x1="3.799cm" svg:y1="4.202cm" svg:x2="2.278cm" svg:y2="2.92cm" draw:start-shape="id3" draw:start-glue-point="12" draw:end-shape="id4" svg:d="m3799 4202c0-1093-1521-453-1521-12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3T16:47:56</dc:date>
    <dc:creator>kkk </dc:creator>
    <meta:generator>LibreOffice/3.3$Linux LibreOffice_project/330m19$Build-401</meta:generator>
    <meta:editing-duration>PT16H42M22S</meta:editing-duration>
    <meta:editing-cycles>68</meta:editing-cycles>
    <meta:document-statistic meta:object-count="25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11</mn>
    <annotation encoding="StarMath 5.0">11</annotation>
  </semantics>
</math>
</file>

<file path=Object 4/content.xml><?xml version="1.0" encoding="utf-8"?>
<math xmlns="http://www.w3.org/1998/Math/MathML">
  <semantics>
    <mn>10</mn>
    <annotation encoding="StarMath 5.0">10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